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thing im<text:span text:style-name="T1">portant</text:span> in he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1" style:family="text">
      <style:text-properties fo:font-weight="bold" style:font-weight-asian="bold" style:font-weight-complex="bol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Header">Here is the <text:span text:style-name="T1">Header</text:span></text:p>
      </style:header>
      <style:footer>
        <text:p text:style-name="Footer">And here is the <text:span text:style-name="T1">footer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Lars Behrmann</meta:initial-creator>
    <meta:creation-date>2007-03-31T07:28:47</meta:creation-date>
    <dc:creator>Lars Behrmann</dc:creator>
    <dc:date>2007-04-01T06:52:05</dc:date>
    <dc:language>de-DE</dc:language>
    <meta:editing-cycles>8</meta:editing-cycles>
    <meta:editing-duration>PT2M3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13" meta:character-count="65"/>
  </office:meta>
</office:document-meta>
</file>